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Lato1" svg:font-family="Lato"/>
    <style:font-face style:name="Raleway" svg:font-family="Raleway"/>
    <style:font-face style:name="Arial1" svg:font-family="Arial" style:font-pitch="variable"/>
    <style:font-face style:name="DejaVu Sans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1">
      <style:graphic-properties draw:fill-color="#b2b2b2" draw:textarea-horizontal-align="justify" draw:textarea-vertical-align="middle" draw:auto-grow-height="false" fo:min-height="4.324cm" fo:min-width="22.36cm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gr6" style:family="graphic" style:parent-style-name="standard" style:list-style-name="L1">
      <style:graphic-properties draw:fill-color="#b2b2b2" draw:textarea-horizontal-align="justify" draw:textarea-vertical-align="middle" draw:auto-grow-height="false" fo:min-height="4.324cm" fo:min-width="22.36cm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gr8" style:family="graphic" style:parent-style-name="standard" style:list-style-name="L1">
      <style:graphic-properties draw:fill-color="#b2b2b2" draw:textarea-horizontal-align="justify" draw:textarea-vertical-align="middle" draw:auto-grow-height="false" fo:min-height="4.644cm" fo:min-width="22.106cm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gr10" style:family="graphic" style:parent-style-name="standard" style:list-style-name="L1">
      <style:graphic-properties draw:fill-color="#b2b2b2" draw:textarea-horizontal-align="justify" draw:textarea-vertical-align="middle" draw:auto-grow-height="false" fo:min-height="5.856cm" fo:min-width="22.36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3pt" fo:font-weight="bold" style:font-weight-asian="bold" style:font-weight-complex="bold"/>
    </style:style>
    <style:style style:name="P7" style:family="paragraph">
      <loext:graphic-properties draw:fill-color="#b2b2b2"/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normal" fo:background-color="#ffffff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background-color="#ffffff" style:font-name-asian="Raleway" style:font-size-asian="18pt" style:font-style-asian="normal" style:font-name-complex="Raleway" style:font-size-complex="18pt" style:font-style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background-color="#b2b2b2" style:font-name-asian="Raleway" style:font-size-asian="18pt" style:font-style-asian="normal" style:font-name-complex="Raleway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JavaScript Program" draw:style-name="dp1" draw:master-page-name="TITLE_5f_AND_5f_BODY" presentation:presentation-page-layout-name="AL1T1">
        <draw:frame draw:name="Google Shape;195;p37" presentation:style-name="pr1" draw:text-style-name="P2" draw:layer="layout" svg:width="23.543cm" svg:height="1.638cm" svg:x="2.233cm" svg:y="4.037cm" presentation:class="title" presentation:user-transformed="true">
          <draw:text-box>
            <text:p text:style-name="P1"><text:span text:style-name="T1">JavaScript Expression</text:span></text:p>
          </draw:text-box>
        </draw:frame>
        <draw:frame draw:name="Google Shape;196;p37_1" presentation:style-name="pr2" draw:text-style-name="P4" draw:layer="layout" svg:width="23.543cm" svg:height="8.401cm" svg:x="2.233cm" svg:y="5.981cm" presentation:class="outline" presentation:user-transformed="true">
          <draw:text-box>
            <text:p text:style-name="P3"><text:span text:style-name="T2">Any unit of code that can be evaluated to a value is an expression. </text:span><text:span text:style-name="T2">Since expressions produce values, they can appear anywhere in a </text:span><text:span text:style-name="T2">program where JavaScript expects a value such as the arguments of a </text:span><text:span text:style-name="T2">function invocation. As per the MDN documentation, JavaScript has the </text:span><text:span text:style-name="T2">following expression categories. .</text:span></text:p>
          </draw:text-box>
        </draw:frame>
        <presentation:notes draw:style-name="dp2">
          <draw:page-thumbnail draw:name="Google Shape;192;g52a05b4c8d_0_94:notes" draw:style-name="gr1" draw:layer="layout" svg:width="18.665cm" svg:height="11.136cm" svg:x="1.167cm" svg:y="2.227cm" draw:page-number="1" presentation:class="page"/>
          <draw:frame draw:name="Google Shape;193;g52a05b4c8d_0_1"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1T1">
        <draw:frame draw:name="Google Shape;195;p37_0" draw:style-name="gr2" draw:text-style-name="P2" draw:layer="layout" svg:width="23.543cm" svg:height="1.638cm" svg:x="2.233cm" svg:y="4.037cm">
          <draw:text-box>
            <text:p text:style-name="P1"><text:span text:style-name="T1">JavaScript Arithmetic Expressions:</text:span></text:p>
          </draw:text-box>
        </draw:frame>
        <draw:frame draw:name="Google Shape;196;p37_0" draw:style-name="gr3" draw:text-style-name="P6" draw:layer="layout" svg:width="23.543cm" svg:height="8.401cm" svg:x="2.233cm" svg:y="6.365cm">
          <draw:text-box>
            <text:p text:style-name="P3"><text:span text:style-name="T3">Arithmetic expressions evaluate to a numeric value. Examples include the following</text:span></text:p>
            <text:p text:style-name="P3"><text:span text:style-name="T3"/></text:p>
            <text:p text:style-name="P3"><text:span text:style-name="T4"/></text:p>
            <text:p text:style-name="P3"><text:span text:style-name="T2"/></text:p>
          </draw:text-box>
        </draw:frame>
        <draw:custom-shape draw:style-name="gr4" draw:text-style-name="P7" draw:layer="layout" svg:width="22.86cm" svg:height="4.574cm" svg:x="2.54cm" svg:y="8.98cm">
          <text:p text:style-name="P3"><text:span text:style-name="T4">10; <text:s text:c="4"/>// Here 10 is an expression that is evaluated to the numeric </text:span></text:p>
          <text:p text:style-name="P3"><text:span text:style-name="T4"><text:tab/></text:span><text:span text:style-name="T4"><text:tab/></text:span><text:span text:style-name="T4">value 10 by the JS interpreter</text:span></text:p>
          <text:p text:style-name="P3"><text:span text:style-name="T4">10+13; // This is another expression that is evaluated to produce </text:span></text:p>
          <text:p text:style-name="P3"><text:span text:style-name="T4"><text:tab/></text:span><text:span text:style-name="T4"><text:tab/></text:span><text:span text:style-name="T4">the numeric value 2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presentation:notes draw:style-name="dp2">
          <draw:page-thumbnail draw:name="Google Shape;192;g52a05b4c8d_0_0" draw:style-name="gr1" draw:layer="layout" svg:width="18.665cm" svg:height="11.136cm" svg:x="1.167cm" svg:y="2.227cm" draw:page-number="2" presentation:class="page"/>
          <draw:frame draw:name="Google Shape;193;g52a05b4c8d_0_0" draw:style-name="gr5" draw:text-style-name="P5" draw:layer="layout" svg:width="16.799cm" svg:height="13.364cm" svg:x="2.1cm" svg:y="14.107cm">
            <draw:text-box>
              <text:p/>
            </draw:text-box>
          </draw:frame>
        </presentation:notes>
      </draw:page>
      <draw:page draw:name="page3" draw:style-name="dp1" draw:master-page-name="TITLE_5f_AND_5f_BODY_5f__5f_" presentation:presentation-page-layout-name="AL1T1">
        <draw:frame draw:name="Google Shape;195;p37_1" draw:style-name="gr2" draw:text-style-name="P2" draw:layer="layout" svg:width="23.543cm" svg:height="1.638cm" svg:x="2.233cm" svg:y="4.037cm">
          <draw:text-box>
            <text:p text:style-name="P1"><text:span text:style-name="T1">JavaScript String Expressions:</text:span></text:p>
          </draw:text-box>
        </draw:frame>
        <draw:frame draw:name="Google Shape;196;p37_2" draw:style-name="gr3" draw:text-style-name="P6" draw:layer="layout" svg:width="23.543cm" svg:height="8.401cm" svg:x="2.233cm" svg:y="6.365cm">
          <draw:text-box>
            <text:p text:style-name="P3"><text:span text:style-name="T3">String expressions are expressions that evaluate to a string. Examples include the following</text:span></text:p>
            <text:p text:style-name="P3"><text:span text:style-name="T3"/></text:p>
            <text:p text:style-name="P3"><text:span text:style-name="T4"/></text:p>
            <text:p text:style-name="P3"><text:span text:style-name="T2"/></text:p>
          </draw:text-box>
        </draw:frame>
        <draw:custom-shape draw:style-name="gr6" draw:text-style-name="P7" draw:layer="layout" svg:width="22.86cm" svg:height="4.574cm" svg:x="2.54cm" svg:y="8.98cm">
          <text:p text:style-name="P3"><text:span text:style-name="T4">'hello';</text:span></text:p>
          <text:p text:style-name="P3"><text:span text:style-name="T4">'hello' + 'world'; // evaluates to the string 'hello world'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presentation:notes draw:style-name="dp1">
          <draw:page-thumbnail draw:name="Google Shape;192;g52a05b4c8d_0_1" draw:style-name="gr1" draw:layer="layout" svg:width="18.665cm" svg:height="11.136cm" svg:x="1.167cm" svg:y="2.227cm" draw:page-number="3" presentation:class="page"/>
          <draw:frame draw:name="Google Shape;193;g52a05b4c8d_0_2" draw:style-name="gr7" draw:text-style-name="P5" draw:layer="layout" svg:width="16.799cm" svg:height="13.364cm" svg:x="2.1cm" svg:y="14.107cm">
            <draw:text-box>
              <text:p/>
            </draw:text-box>
          </draw:frame>
        </presentation:notes>
      </draw:page>
      <draw:page draw:name="page4" draw:style-name="dp1" draw:master-page-name="TITLE_5f_AND_5f_BODY_5f__5f__5f_" presentation:presentation-page-layout-name="AL1T1">
        <draw:frame draw:name="Google Shape;195;p37_2" draw:style-name="gr2" draw:text-style-name="P2" draw:layer="layout" svg:width="23.543cm" svg:height="1.638cm" svg:x="2.233cm" svg:y="4.037cm">
          <draw:text-box>
            <text:p text:style-name="P1"><text:span text:style-name="T1">JavaScript Logical Expressions:</text:span></text:p>
          </draw:text-box>
        </draw:frame>
        <draw:frame draw:name="Google Shape;196;p37_3" draw:style-name="gr3" draw:text-style-name="P6" draw:layer="layout" svg:width="23.543cm" svg:height="8.401cm" svg:x="2.276cm" svg:y="5.667cm">
          <draw:text-box>
            <text:p text:style-name="P3"><text:span text:style-name="T3">Expressions that evaluate to the boolean value true or false are considered to be logical expressions. This set of expressions often involve the usage of logical operators &amp;&amp; (AND), ||(OR) and !(NOT). Examples include</text:span></text:p>
            <text:p text:style-name="P3"><text:span text:style-name="T3"/></text:p>
            <text:p text:style-name="P3"><text:span text:style-name="T4"/></text:p>
            <text:p text:style-name="P3"><text:span text:style-name="T2"/></text:p>
          </draw:text-box>
        </draw:frame>
        <draw:custom-shape draw:style-name="gr8" draw:text-style-name="P7" draw:layer="layout" svg:width="22.606cm" svg:height="4.894cm" svg:x="2.54cm" svg:y="9.86cm">
          <text:p text:style-name="P3"><text:span text:style-name="T4">10 &gt; 9; <text:s text:c="2"/>// evaluates to boolean value true</text:span></text:p>
          <text:p text:style-name="P3"><text:span text:style-name="T4">10 &lt; 20; <text:s/>// evaluates to boolean value false</text:span></text:p>
          <text:p text:style-name="P3"><text:span text:style-name="T4">true; <text:s text:c="4"/>//evaluates to boolean value true</text:span></text:p>
          <text:p text:style-name="P3"><text:span text:style-name="T4">a===20 &amp;&amp; b===30; // evaluates to true or false based on </text:span></text:p>
          <text:p text:style-name="P3"><text:span text:style-name="T4">the values of a and 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presentation:notes draw:style-name="dp1">
          <draw:page-thumbnail draw:name="Google Shape;192;g52a05b4c8d_0_2" draw:style-name="gr1" draw:layer="layout" svg:width="18.665cm" svg:height="11.136cm" svg:x="1.167cm" svg:y="2.227cm" draw:page-number="4" presentation:class="page"/>
          <draw:frame draw:name="Google Shape;193;g52a05b4c8d_0_3" draw:style-name="gr9" draw:text-style-name="P5" draw:layer="layout" svg:width="16.799cm" svg:height="13.364cm" svg:x="2.1cm" svg:y="14.107cm">
            <draw:text-box>
              <text:p/>
            </draw:text-box>
          </draw:frame>
        </presentation:notes>
      </draw:page>
      <draw:page draw:name="page5" draw:style-name="dp1" draw:master-page-name="TITLE_5f_AND_5f_BODY_5f__5f__5f__5f_" presentation:presentation-page-layout-name="AL1T1">
        <draw:frame draw:name="Google Shape;195;p37_3" draw:style-name="gr2" draw:text-style-name="P2" draw:layer="layout" svg:width="23.543cm" svg:height="1.638cm" svg:x="2.233cm" svg:y="4.037cm">
          <draw:text-box>
            <text:p text:style-name="P1"><text:span text:style-name="T1">JavaScript Primary Expressions:</text:span></text:p>
          </draw:text-box>
        </draw:frame>
        <draw:frame draw:name="Google Shape;196;p37_4" draw:style-name="gr3" draw:text-style-name="P6" draw:layer="layout" svg:width="23.543cm" svg:height="8.401cm" svg:x="2.233cm" svg:y="5.865cm">
          <draw:text-box>
            <text:p text:style-name="P3"><text:span text:style-name="T3">Primary expressions refer to stand alone expressions such as literal values, certain keywords and variable values. Examples include the following</text:span></text:p>
            <text:p text:style-name="P3"><text:span text:style-name="T3"/></text:p>
            <text:p text:style-name="P3"><text:span text:style-name="T4"/></text:p>
            <text:p text:style-name="P3"><text:span text:style-name="T2"/></text:p>
          </draw:text-box>
        </draw:frame>
        <draw:custom-shape draw:style-name="gr10" draw:text-style-name="P7" draw:layer="layout" svg:width="22.86cm" svg:height="6.106cm" svg:x="2.54cm" svg:y="8.88cm">
          <text:p text:style-name="P3"><text:span text:style-name="T4">'hello world'; // A string literal</text:span></text:p>
          <text:p text:style-name="P3"><text:span text:style-name="T4">23; <text:s text:c="11"/>// A numeric literal</text:span></text:p>
          <text:p text:style-name="P3"><text:span text:style-name="T4">true; <text:s text:c="9"/>// Boolean value true</text:span></text:p>
          <text:p text:style-name="P3"><text:span text:style-name="T4">sum; <text:s text:c="10"/>// Value of variable sum</text:span></text:p>
          <text:p text:style-name="P3"><text:span text:style-name="T4">this; <text:s text:c="9"/>// A keyword that evaluates to the current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presentation:notes draw:style-name="dp1">
          <draw:page-thumbnail draw:name="Google Shape;192;g52a05b4c8d_0_3" draw:style-name="gr1" draw:layer="layout" svg:width="18.665cm" svg:height="11.136cm" svg:x="1.167cm" svg:y="2.227cm" draw:page-number="5" presentation:class="page"/>
          <draw:frame draw:name="Google Shape;193;g52a05b4c8d_0_4" draw:style-name="gr11" draw:text-style-name="P5" draw:layer="layout" svg:width="16.799cm" svg:height="13.364cm" svg:x="2.1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Lato1" svg:font-family="Lato"/>
    <style:font-face style:name="Raleway" svg:font-family="Raleway"/>
    <style:font-face style:name="Arial1" svg:font-family="Arial" style:font-pitch="variable"/>
    <style:font-face style:name="DejaVu Sans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shrink-to-fit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shrink-to-fit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shrink-to-fit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fill-color="#ffffff" fo:min-height="1.388cm"/>
    </style:style>
    <style:style style:name="Mgr7" style:family="graphic" style:parent-style-name="standard">
      <style:graphic-properties draw:stroke="none" draw:fill="none" draw:fill-color="#ffffff" fo:min-height="6.673cm"/>
    </style:style>
    <style:style style:name="Mgr8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gr10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9edee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draw:style-name="Mgr6" draw:text-style-name="MP12" draw:layer="backgroundobjects" svg:width="23.543cm" svg:height="1.638cm" svg:x="2.233cm" svg:y="4.037cm">
        <draw:text-box>
          <text:p/>
        </draw:text-box>
      </draw:frame>
      <draw:frame draw:name="Google Shape;29;p4" draw:style-name="Mgr7" draw:text-style-name="MP12" draw:layer="backgroundobjects" svg:width="23.543cm" svg:height="6.923cm" svg:x="2.233cm" svg:y="6.365cm">
        <draw:text-box>
          <text:p/>
        </draw:text-box>
      </draw:frame>
      <draw:frame draw:name="Google Shape;30;p4" draw:style-name="Mgr8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AND_5f_BODY_5f_-title" draw:layer="backgroundobjects" svg:width="25.199cm" svg:height="2.629cm" svg:x="1.4cm" svg:y="0.628cm" presentation:class="title" presentation:placeholder="true">
        <draw:text-box/>
      </draw:frame>
      <draw:frame presentation:style-name="TITLE_5f_AND_5f_BODY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style-name="standard" draw:layer="backgroundobjects" svg:width="18.664cm" svg:height="11.136cm" svg:x="1.167cm" svg:y="2.256cm" presentation:class="page"/>
        <draw:frame draw:style-name="Mgr9" draw:text-style-name="MP12" draw:layer="backgroundobjects" svg:width="16.799cm" svg:height="13.364cm" svg:x="2.1cm" svg:y="14.107cm">
          <draw:text-box>
            <text:p/>
          </draw:text-box>
        </draw:frame>
        <draw:frame draw:style-name="Mg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ITLE_5f_AND_5f_BODY_5f__5f_" style:display-name="TITLE_AND_BODY_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draw:style-name="Mgr6" draw:text-style-name="MP12" draw:layer="backgroundobjects" svg:width="23.543cm" svg:height="1.638cm" svg:x="2.233cm" svg:y="4.037cm">
        <draw:text-box>
          <text:p/>
        </draw:text-box>
      </draw:frame>
      <draw:frame draw:name="Google Shape;29;p4" draw:style-name="Mgr7" draw:text-style-name="MP12" draw:layer="backgroundobjects" svg:width="23.543cm" svg:height="6.923cm" svg:x="2.233cm" svg:y="6.365cm">
        <draw:text-box>
          <text:p/>
        </draw:text-box>
      </draw:frame>
      <draw:frame draw:name="Google Shape;30;p4" draw:style-name="Mgr8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AND_5f_BODY_5f__5f_-title" draw:layer="backgroundobjects" svg:width="25.199cm" svg:height="2.629cm" svg:x="1.4cm" svg:y="0.628cm" presentation:class="title" presentation:placeholder="true">
        <draw:text-box/>
      </draw:frame>
      <draw:frame presentation:style-name="TITLE_5f_AND_5f_BODY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style-name="standard" draw:layer="backgroundobjects" svg:width="18.664cm" svg:height="11.136cm" svg:x="1.167cm" svg:y="2.256cm" presentation:class="page"/>
        <draw:frame draw:style-name="Mgr9" draw:text-style-name="MP12" draw:layer="backgroundobjects" svg:width="16.799cm" svg:height="13.364cm" svg:x="2.1cm" svg:y="14.107cm">
          <draw:text-box>
            <text:p/>
          </draw:text-box>
        </draw:frame>
        <draw:frame draw:style-name="Mg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ITLE_5f_AND_5f_BODY_5f__5f__5f_" style:display-name="TITLE_AND_BODY__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draw:style-name="Mgr6" draw:text-style-name="MP12" draw:layer="backgroundobjects" svg:width="23.543cm" svg:height="1.638cm" svg:x="2.233cm" svg:y="4.037cm">
        <draw:text-box>
          <text:p/>
        </draw:text-box>
      </draw:frame>
      <draw:frame draw:name="Google Shape;29;p4" draw:style-name="Mgr7" draw:text-style-name="MP12" draw:layer="backgroundobjects" svg:width="23.543cm" svg:height="6.923cm" svg:x="2.233cm" svg:y="6.365cm">
        <draw:text-box>
          <text:p/>
        </draw:text-box>
      </draw:frame>
      <draw:frame draw:name="Google Shape;30;p4" draw:style-name="Mgr8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AND_5f_BODY_5f__5f__5f_-title" draw:layer="backgroundobjects" svg:width="25.199cm" svg:height="2.629cm" svg:x="1.4cm" svg:y="0.628cm" presentation:class="title" presentation:placeholder="true">
        <draw:text-box/>
      </draw:frame>
      <draw:frame presentation:style-name="TITLE_5f_AND_5f_BODY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style-name="standard" draw:layer="backgroundobjects" svg:width="18.664cm" svg:height="11.136cm" svg:x="1.167cm" svg:y="2.256cm" presentation:class="page"/>
        <draw:frame draw:style-name="Mgr9" draw:text-style-name="MP12" draw:layer="backgroundobjects" svg:width="16.799cm" svg:height="13.364cm" svg:x="2.1cm" svg:y="14.107cm">
          <draw:text-box>
            <text:p/>
          </draw:text-box>
        </draw:frame>
        <draw:frame draw:style-name="Mg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ITLE_5f_AND_5f_BODY_5f__5f__5f__5f_" style:display-name="TITLE_AND_BODY___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draw:style-name="Mgr6" draw:text-style-name="MP12" draw:layer="backgroundobjects" svg:width="23.543cm" svg:height="1.638cm" svg:x="2.233cm" svg:y="4.037cm">
        <draw:text-box>
          <text:p/>
        </draw:text-box>
      </draw:frame>
      <draw:frame draw:name="Google Shape;29;p4" draw:style-name="Mgr7" draw:text-style-name="MP12" draw:layer="backgroundobjects" svg:width="23.543cm" svg:height="6.923cm" svg:x="2.233cm" svg:y="6.365cm">
        <draw:text-box>
          <text:p/>
        </draw:text-box>
      </draw:frame>
      <draw:frame draw:name="Google Shape;30;p4" draw:style-name="Mgr8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AND_5f_BODY_5f__5f__5f__5f_-title" draw:layer="backgroundobjects" svg:width="25.199cm" svg:height="2.629cm" svg:x="1.4cm" svg:y="0.628cm" presentation:class="title" presentation:placeholder="true">
        <draw:text-box/>
      </draw:frame>
      <draw:frame presentation:style-name="TITLE_5f_AND_5f_BODY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style-name="standard" draw:layer="backgroundobjects" svg:width="18.664cm" svg:height="11.136cm" svg:x="1.167cm" svg:y="2.256cm" presentation:class="page"/>
        <draw:frame draw:style-name="Mgr9" draw:text-style-name="MP12" draw:layer="backgroundobjects" svg:width="16.799cm" svg:height="13.364cm" svg:x="2.1cm" svg:y="14.107cm">
          <draw:text-box>
            <text:p/>
          </draw:text-box>
        </draw:frame>
        <draw:frame draw:style-name="Mg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09:38.173880666</meta:creation-date>
    <dc:date>2020-07-30T13:34:46.623091116</dc:date>
    <meta:editing-duration>PT6M14S</meta:editing-duration>
    <meta:editing-cycles>2</meta:editing-cycles>
    <meta:generator>LibreOffice/6.4.4.2$Linux_X86_64 LibreOffice_project/40$Build-2</meta:generator>
    <meta:document-statistic meta:object-count="121"/>
  </office:meta>
</office:document-meta>
</file>